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4430" officeooo:paragraph-rsid="00184430"/>
    </style:style>
    <style:style style:name="P2" style:family="paragraph" style:parent-style-name="Standard">
      <style:text-properties officeooo:rsid="001a6bec" officeooo:paragraph-rsid="001a6bec"/>
    </style:style>
    <style:style style:name="T1" style:family="text">
      <style:text-properties officeooo:rsid="001a25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e 0</text:p>
      <text:p text:style-name="P1">1) cat retourne ce que l’on écrit dans l’entrée standard</text:p>
      <text:p text:style-name="P1">2) <text:span text:style-name="T1">cat affiche les contenus concaténés des fichiers f1.txt, f2.txt et f3.txt</text:span></text:p>
      <text:p text:style-name="P2"/>
      <text:p text:style-name="P2">Exercice 1</text:p>
      <text:p text:style-name="P2">1) argc affiche le nombre de paramètres passés à l’exécutable +1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16:18:21.240709627</meta:creation-date>
    <dc:date>2017-10-09T17:47:58.175625091</dc:date>
    <meta:editing-duration>PT1H19M30S</meta:editing-duration>
    <meta:editing-cycles>3</meta:editing-cycles>
    <meta:generator>LibreOffice/5.3.1.2$Linux_X86_64 LibreOffice_project/30m0$Build-2</meta:generator>
    <meta:document-statistic meta:table-count="0" meta:image-count="0" meta:object-count="0" meta:page-count="1" meta:paragraph-count="5" meta:word-count="37" meta:character-count="216" meta:non-whitespace-character-count="184"/>
  </office:meta>
</office:document-meta>
</file>